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236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28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ingle cycle </text:p>
          </table:table-cell>
          <table:table-cell office:value-type="string" calcext:value-type="string">
            <text:p>pipe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aximum clock frequency(MHZ)</text:p>
          </table:table-cell>
          <table:table-cell office:value-type="float" office:value="34.75" calcext:value-type="float">
            <text:p>34.75</text:p>
          </table:table-cell>
          <table:table-cell office:value-type="float" office:value="51.92" calcext:value-type="float">
            <text:p>51.92</text:p>
          </table:table-cell>
          <table:table-cell office:value-type="string" calcext:value-type="string">
            <text:p>fmax</text:p>
          </table:table-cell>
          <table:table-cell/>
        </table:table-row>
        <table:table-row table:style-name="ro1">
          <table:table-cell office:value-type="string" calcext:value-type="string">
            <text:p>Period(ns)</text:p>
          </table:table-cell>
          <table:table-cell table:formula="of:=1/[.B2]*1000" office:value-type="float" office:value="28.7769784172662" calcext:value-type="float">
            <text:p>28.7769784173</text:p>
          </table:table-cell>
          <table:table-cell table:formula="of:=1/[.C2]*1000" office:value-type="float" office:value="19.2604006163328" calcext:value-type="float">
            <text:p>19.2604006163</text:p>
          </table:table-cell>
          <table:table-cell office:value-type="string" calcext:value-type="string">
            <text:p>1/fmax</text:p>
          </table:table-cell>
          <table:table-cell/>
        </table:table-row>
        <table:table-row table:style-name="ro1">
          <table:table-cell office:value-type="string" calcext:value-type="string">
            <text:p>the length of the critical path</text:p>
          </table:table-cell>
          <table:table-cell table:formula="of:=[.B3]+23.779" office:value-type="float" office:value="52.5559784172662" calcext:value-type="float">
            <text:p>52.5559784173</text:p>
          </table:table-cell>
          <table:table-cell table:formula="of:=[.C3]+14.262" office:value-type="float" office:value="33.5224006163328" calcext:value-type="float">
            <text:p>33.5224006163</text:p>
          </table:table-cell>
          <table:table-cell office:value-type="string" calcext:value-type="string">
            <text:p>Period-slack</text:p>
          </table:table-cell>
          <table:table-cell/>
        </table:table-row>
        <table:table-row table:style-name="ro1">
          <table:table-cell office:value-type="string" calcext:value-type="string">
            <text:p><text:s/>the latency of instructions</text:p>
          </table:table-cell>
          <table:table-cell table:formula="of:=[.B3]" office:value-type="float" office:value="28.7769784172662" calcext:value-type="float">
            <text:p>28.7769784173</text:p>
          </table:table-cell>
          <table:table-cell table:formula="of:=[.C3]*5" office:value-type="float" office:value="96.3020030816641" calcext:value-type="float">
            <text:p>96.3020030817</text:p>
          </table:table-cell>
          <table:table-cell office:value-type="string" calcext:value-type="string">
            <text:p>Stage*Period</text:p>
          </table:table-cell>
          <table:table-cell/>
        </table:table-row>
        <table:table-row table:style-name="ro1">
          <table:table-cell office:value-type="string" calcext:value-type="string">
            <text:p>the total execution time of the processor(Mergsort)</text:p>
          </table:table-cell>
          <table:table-cell table:formula="of:=41375*[.B3]" office:value-type="float" office:value="1190647.48201439" calcext:value-type="float">
            <text:p>1190647.48201439</text:p>
          </table:table-cell>
          <table:table-cell table:formula="of:=60650*[.C3]" office:value-type="float" office:value="1168143.29738059" calcext:value-type="float">
            <text:p>1168143.29738059</text:p>
          </table:table-cell>
          <table:table-cell office:value-type="string" calcext:value-type="string">
            <text:p>Cycles*Period</text:p>
          </table:table-cell>
          <table:table-cell/>
        </table:table-row>
        <table:table-row table:style-name="ro1">
          <table:table-cell office:value-type="string" calcext:value-type="string">
            <text:p>Total instruxtion number</text:p>
          </table:table-cell>
          <table:table-cell table:number-columns-repeated="2" office:value-type="float" office:value="5399" calcext:value-type="float">
            <text:p>5399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otal cycles</text:p>
          </table:table-cell>
          <table:table-cell office:value-type="float" office:value="41375" calcext:value-type="float">
            <text:p>41375</text:p>
          </table:table-cell>
          <table:table-cell office:value-type="float" office:value="60650" calcext:value-type="float">
            <text:p>60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instructions per cycle</text:p>
          </table:table-cell>
          <table:table-cell table:formula="of:=[.B7]/[.B8]" office:value-type="float" office:value="0.130489425981873" calcext:value-type="float">
            <text:p>0.130489426</text:p>
          </table:table-cell>
          <table:table-cell table:formula="of:=[.C7]/[.C8]" office:value-type="float" office:value="0.0890189612530915" calcext:value-type="float">
            <text:p>0.0890189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 latenc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m.sv</text:p>
          </table:table-cell>
          <table:table-cell/>
        </table:table-row>
        <table:table-row table:style-name="ro1">
          <table:table-cell office:value-type="string" calcext:value-type="string">
            <text:p>FPGA resour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logic elements</text:p>
          </table:table-cell>
          <table:table-cell office:value-type="string" calcext:value-type="string">
            <text:p>3,204 / 114,480 ( 3 % )</text:p>
          </table:table-cell>
          <table:table-cell office:value-type="string" calcext:value-type="string">
            <text:p>3,589 / 114,480 ( 3 %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ombinational functions</text:p>
          </table:table-cell>
          <table:table-cell office:value-type="string" calcext:value-type="string">
            <text:p>2,919 / 114,480 ( 3 % )</text:p>
          </table:table-cell>
          <table:table-cell office:value-type="string" calcext:value-type="string">
            <text:p>3,357 / 114,480 ( 3 % 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cated logic registers </text:p>
          </table:table-cell>
          <table:table-cell office:value-type="string" calcext:value-type="string">
            <text:p>1,288 / 114,480 ( 1 % )</text:p>
          </table:table-cell>
          <table:table-cell office:value-type="string" calcext:value-type="string">
            <text:p>1,769 / 114,480 ( 2 %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registers</text:p>
          </table:table-cell>
          <table:table-cell office:value-type="float" office:value="1289" calcext:value-type="float">
            <text:p>1289</text:p>
          </table:table-cell>
          <table:table-cell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pins</text:p>
          </table:table-cell>
          <table:table-cell table:number-columns-repeated="2" office:value-type="string" calcext:value-type="string">
            <text:p>106 / 529 ( 20 %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memory bits</text:p>
          </table:table-cell>
          <table:table-cell table:number-columns-repeated="2" office:value-type="string" calcext:value-type="string">
            <text:p>524,288 / 3,981,312 ( 13 % 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3:01:05.481979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7-10-14T13:17:23.410845950</meta:creation-date>
    <dc:date>2017-10-15T15:18:24.377729736</dc:date>
    <dc:creator>Mentor Graphics</dc:creator>
    <meta:editing-duration>PT2H57M12S</meta:editing-duration>
    <meta:editing-cycles>7</meta:editing-cycles>
    <meta:generator>LibreOffice/4.3.7.2$Linux_X86_64 LibreOffice_project/430$Build-2</meta:generator>
    <meta:document-statistic meta:table-count="1" meta:cell-count="55" meta:object-count="0"/>
  </office:meta>
</office:document-meta>
</file>